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3" style:family="table-row">
      <style:table-row-properties style:min-row-height="1.556cm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53df3" officeooo:paragraph-rsid="00053df3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3df3" officeooo:paragraph-rsid="00053df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3df3" officeooo:paragraph-rsid="00053df3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53df3" officeooo:paragraph-rsid="00053df3"/>
    </style:style>
    <style:style style:name="P6" style:family="paragraph" style:parent-style-name="Table_20_Contents">
      <style:paragraph-properties fo:text-align="start" style:justify-single-word="false"/>
      <style:text-properties officeooo:rsid="00087c8b" officeooo:paragraph-rsid="00087c8b"/>
    </style:style>
    <style:style style:name="P7" style:family="paragraph" style:parent-style-name="Table_20_Contents">
      <style:paragraph-properties fo:text-align="start" style:justify-single-word="false"/>
      <style:text-properties officeooo:paragraph-rsid="00087c8b"/>
    </style:style>
    <style:style style:name="P8" style:family="paragraph" style:parent-style-name="Table_20_Contents">
      <style:paragraph-properties fo:text-align="start" style:justify-single-word="false"/>
      <style:text-properties officeooo:paragraph-rsid="000ec5e6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53df3" officeooo:paragraph-rsid="00053df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ec5e6" officeooo:paragraph-rsid="000ec5e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3df3" officeooo:paragraph-rsid="00053df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053df3"/>
    </style:style>
    <style:style style:name="T1" style:family="text">
      <style:text-properties officeooo:rsid="00053df3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6bd16" style:font-weight-asian="normal" style:font-weight-complex="normal"/>
    </style:style>
    <style:style style:name="T4" style:family="text">
      <style:text-properties style:text-underline-style="none" fo:font-weight="normal" officeooo:rsid="00053df3" style:font-weight-asian="normal" style:font-weight-complex="normal"/>
    </style:style>
    <style:style style:name="T5" style:family="text">
      <style:text-properties style:text-underline-style="none" fo:font-weight="normal" officeooo:rsid="0008388d" style:font-weight-asian="normal" style:font-weight-complex="normal"/>
    </style:style>
    <style:style style:name="T6" style:family="text">
      <style:text-properties style:text-underline-style="none" fo:font-weight="normal" officeooo:rsid="000ec5e6" style:font-weight-asian="normal" style:font-weight-complex="normal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053df3" style:font-style-asian="italic" style:font-weight-asian="normal" style:font-style-complex="italic" style:font-weight-complex="normal"/>
    </style:style>
    <style:style style:name="T9" style:family="text">
      <style:text-properties officeooo:rsid="00087c8b"/>
    </style:style>
    <style:style style:name="T10" style:family="text">
      <style:text-properties officeooo:rsid="00097f40"/>
    </style:style>
    <style:style style:name="T11" style:family="text">
      <style:text-properties officeooo:rsid="000994bc"/>
    </style:style>
    <style:style style:name="T12" style:family="text">
      <style:text-properties officeooo:rsid="0009a23b"/>
    </style:style>
    <style:style style:name="T13" style:family="text">
      <style:text-properties officeooo:rsid="000b7cc0"/>
    </style:style>
    <style:style style:name="T14" style:family="text">
      <style:text-properties officeooo:rsid="000d7306"/>
    </style:style>
    <style:style style:name="T15" style:family="text">
      <style:text-properties officeooo:rsid="000ec5e6"/>
    </style:style>
    <style:style style:name="T16" style:family="text">
      <style:text-properties officeooo:rsid="00101d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terrichtsplan 09.10.2024 D1/2 Mathematik HAST &amp; WITT</text:p>
      <text:p text:style-name="P3"/>
      <text:p text:style-name="P2"/>
      <text:p text:style-name="P1"/>
      <text:p text:style-name="P2">Stundenthema:<text:span text:style-name="T2"> </text:span><text:span text:style-name="T7"><text:s/>E-Niveau</text:span><text:span text:style-name="T2"> : Quadratische Funktionen – Scheitelpunkt – und Normalform</text:span></text:p>
      <text:p text:style-name="P2"><text:span text:style-name="T2"><text:tab/><text:tab/> <text:s text:c="3"/></text:span><text:span text:style-name="T7">G-Niveau</text:span><text:span text:style-name="T2"> : Lineare Gleichungen </text:span></text:p>
      <text:p text:style-name="P9"/>
      <text:p text:style-name="P2">Stundenziel:<text:span text:style-name="T2"> <text:s/></text:span><text:span text:style-name="T7">E-Niveau</text:span><text:span text:style-name="T2"> : Quadratische Funktionen von der Scheitelpunktform in die Normalform umwandeln zu können.</text:span></text:p>
      <text:p text:style-name="P12"><text:span text:style-name="T4"><text:tab/><text:tab/></text:span><text:span text:style-name="T8">G-Niveau</text:span><text:span text:style-name="T4"> : Lineare Gleich</text:span><text:span text:style-name="T6">u</text:span><text:span text:style-name="T4">ng</text:span><text:span text:style-name="T3">en</text:span><text:span text:style-name="T4"> </text:span><text:span text:style-name="T3">lösen </text:span><text:span text:style-name="T5">zu können.</text:span></text:p>
      <text:p text:style-name="P9"/>
      <text:p text:style-name="P2">Einzelne Phasen der Unterrichtsstunde:<text:span text:style-name="T2"> </text:span></text:p>
      <text:p text:style-name="P9"/>
      <table:table table:name="Table1" table:style-name="Table1">
        <table:table-column table:style-name="Table1.A"/>
        <table:table-column table:style-name="Table1.B"/>
        <table:table-row table:style-name="TableLine94890764883664">
          <table:table-cell table:style-name="Table1.A1" office:value-type="string">
            <text:p text:style-name="P5"><text:s/>G-Niveau</text:p>
          </table:table-cell>
          <table:table-cell table:style-name="Table1.B1" office:value-type="string">
            <text:p text:style-name="P4"><text:s/><text:span text:style-name="T1">E-Niveau</text:span></text:p>
          </table:table-cell>
        </table:table-row>
        <table:table-row table:style-name="TableLine94890764911264">
          <table:table-cell table:style-name="Table1.A2" office:value-type="string">
            <text:p text:style-name="P4"><text:s/><text:span text:style-name="T14">Arbeitsphase : </text:span><text:span text:style-name="T15">Arbeitsblatt zur lineare Gleichungen </text:span><text:span text:style-name="T16">als Wiederholung</text:span><text:span text:style-name="T15"> [20 min]</text:span></text:p>
          </table:table-cell>
          <table:table-cell table:style-name="Table1.B2" office:value-type="string">
            <text:p text:style-name="P4"><text:span text:style-name="T9">Einleitung : Wie man von Scheitelpunktform zur Normalform umwandelt </text:span><text:span text:style-name="T10">[2</text:span><text:span text:style-name="T13">0</text:span><text:span text:style-name="T10"> min]</text:span></text:p>
            <text:p text:style-name="P4"/>
          </table:table-cell>
        </table:table-row>
        <table:table-row table:style-name="Table1.3">
          <table:table-cell table:style-name="Table1.A2" office:value-type="string">
            <text:p text:style-name="P4"><text:s/><text:span text:style-name="T14">Einleitung : </text:span><text:span text:style-name="T15">Lösung von quadratische Funktionen [20 min]</text:span></text:p>
          </table:table-cell>
          <table:table-cell table:style-name="Table1.B2" office:value-type="string">
            <text:p text:style-name="P7"><text:span text:style-name="T9">Arbeitsphase : Arbeitsblatt &amp; selbst-kontrollieren </text:span><text:span text:style-name="T10">[</text:span><text:span text:style-name="T13">4</text:span><text:span text:style-name="T12">0</text:span><text:span text:style-name="T10"> min]</text:span></text:p>
            <text:p text:style-name="P6"/>
            <text:p text:style-name="P6"/>
          </table:table-cell>
        </table:table-row>
        <table:table-row table:style-name="TableLine94890764913104">
          <table:table-cell table:style-name="Table1.A2" office:value-type="string">
            <text:p text:style-name="P8"><text:s/><text:span text:style-name="T15">Arbeitsphase : Arbeitsblatt zur </text:span><text:span text:style-name="T14"><text:s/></text:span><text:span text:style-name="T15">Lösung von quadratische Funktionen [20 min]</text:span></text:p>
          </table:table-cell>
          <table:table-cell table:style-name="Table1.B2" office:value-type="string">
            <text:p text:style-name="P4"><text:s/></text:p>
          </table:table-cell>
        </table:table-row>
        <table:table-row table:style-name="TableLine94890764913824">
          <table:table-cell table:style-name="Table1.A2" office:value-type="string">
            <text:p text:style-name="P8"><text:span text:style-name="T11"><text:s/>Schluss: </text:span><text:span text:style-name="T13">Besprechung eine Beispielaufabe [10 min]</text:span></text:p>
          </table:table-cell>
          <table:table-cell table:style-name="Table1.B2" office:value-type="string">
            <text:p text:style-name="P8"><text:span text:style-name="T11">Schluss: </text:span><text:span text:style-name="T13">Besprechung eine Beispielaufabe [10 min]</text:span></text:p>
          </table:table-cell>
        </table:table-row>
      </table:table>
      <text:p text:style-name="P9"/>
      <text:p text:style-name="P9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7T10:54:38.858921904</meta:creation-date>
    <dc:date>2024-10-07T14:44:19.295983606</dc:date>
    <meta:editing-duration>PT33M31S</meta:editing-duration>
    <meta:editing-cycles>8</meta:editing-cycles>
    <meta:generator>LibreOffice/6.4.7.2$Linux_X86_64 LibreOffice_project/40$Build-2</meta:generator>
    <meta:document-statistic meta:table-count="1" meta:image-count="0" meta:object-count="0" meta:page-count="1" meta:paragraph-count="16" meta:word-count="104" meta:character-count="839" meta:non-whitespace-character-count="728"/>
  </office:meta>
</office:document-meta>
</file>